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formation Retrieval - Zwischenpräsentation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Hier mal bitte eure Namen einfügen :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2" draw:layer="layout" svg:width="25.199cm" svg:height="13.859cm" svg:x="1.4cm" svg:y="4.914cm" presentation:class="outline">
          <draw:text-box>
            <text:p>1 Aufgabenstellung</text:p>
            <text:p>2 Prototyp</text:p>
            <text:p>3 Nächste Schritt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Prototyp</text:p>
          </draw:text-box>
        </draw:frame>
        <draw:frame presentation:style-name="pr2" draw:layer="layout" svg:width="25.199cm" svg:height="14.576cm" svg:x="1.4cm" svg:y="4.914cm" presentation:class="outline" presentation:user-transformed="true">
          <draw:text-box>
            <text:list text:style-name="L2">
              <text:list-item>
                <text:p>Bisherige Schritte:</text:p>
              </text:list-item>
              <text:list-item>
                <text:p>Indizierung &amp; Suche</text:p>
                <text:list>
                  <text:list-item>
                    <text:p>Apache Lucene 7.1.0</text:p>
                  </text:list-item>
                  <text:list-item>
                    <text:p>Index auf .txt-Dateien</text:p>
                  </text:list-item>
                  <text:list-item>
                    <text:p>Suche auf Dateiname, Dateipfad, Inhalt</text:p>
                  </text:list-item>
                </text:list>
              </text:list-item>
              <text:list-item>
                <text:p>Java, Maven</text:p>
              </text:list-item>
              <text:list-item>
                <text:p>Generierung von Snippets</text:p>
              </text:list-item>
              <text:list-item>
                <text:p>Verbindung mit Fronten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Prototyp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nmerkungen:</text:p>
              </text:list-item>
              <text:list-item>
                <text:p>Metadaten in .txt-Dateien ignoriert</text:p>
              </text:list-item>
              <text:list-item>
                <text:p>Suchoperationen auf Titel, Datum etc. nicht möglich</text:p>
              </text:list-item>
              <text:list-item>
                <text:p>Snippets "sinnvoll" zuschneiden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3M</meta:editing-duration>
    <meta:editing-cycles>8</meta:editing-cycles>
    <meta:generator>LibreOffice/4.1.4.2$MacOSX_x86 LibreOffice_project/0a0440ccc0227ad9829de5f46be37cfb6edcf72</meta:generator>
    <dc:date>2017-11-11T13:14:01.321204000</dc:date>
    <meta:document-statistic meta:object-count="37"/>
  </office:meta>
</office:document-meta>
</file>